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47193FBEE1F85CDA8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edce6" draw:fill-color="#7b8dac" draw:textarea-horizontal-align="justify" draw:textarea-vertical-align="middle" draw:auto-grow-height="false" fo:min-height="10.75cm" fo:min-width="22.028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7b8da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528cm" svg:height="11cm" svg:x="2cm" svg:y="1.00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96cm" svg:height="11cm" svg:x="9.784cm" svg:y="1.009cm">
          <draw:image xlink:href="Pictures/10000001000002D00000047193FBEE1F85CDA8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6T18:46:14.760504870</meta:creation-date>
    <dc:date>2023-07-04T19:09:25.762094346</dc:date>
    <meta:editing-duration>PT14M55S</meta:editing-duration>
    <meta:editing-cycles>3</meta:editing-cycles>
    <meta:generator>LibreOffice/7.3.7.2$Linux_X86_64 LibreOffice_project/30$Build-2</meta:generator>
    <meta:document-statistic meta:object-count="25"/>
  </office:meta>
</office:document-meta>
</file>